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P2" style:family="paragraph" style:parent-style-name="Standard">
      <style:paragraph-properties fo:line-height="200%" fo:text-align="center"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line-height="200%" fo:text-align="start" style:justify-single-word="false">
        <style:tab-stops>
          <style:tab-stop style:position="1.25in"/>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Standard">
      <style:paragraph-properties fo:line-height="200%"/>
    </style:style>
    <style:style style:name="P6" style:family="paragraph" style:parent-style-name="Standard">
      <style:paragraph-properties fo:line-height="200%" fo:text-align="start" style:justify-single-word="false"/>
    </style:style>
    <style:style style:name="P7" style:family="paragraph" style:parent-style-name="Standard">
      <style:paragraph-properties fo:line-height="200%"/>
    </style:style>
    <style:style style:name="P8" style:family="paragraph" style:parent-style-name="Standard">
      <style:paragraph-properties fo:line-height="200%" fo:text-align="start" style:justify-single-word="false"/>
    </style:style>
    <style:style style:name="P9"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list-style-name="L1">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line-height="20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218 – Interpersonal Communication</text:p>
      <text:p text:style-name="P1"/>
      <text:p text:style-name="P2">Strategic Action Plan to Increasing Bicycle Law Adherence on the Oregon State University Campus</text:p>
      <text:p text:style-name="P3"/>
      <text:p text:style-name="P3">CAMPAIGN</text:p>
      <text:p text:style-name="P3">Bicyclists on Oregon State University campus have consistently show a lack of respect for traffic laws related to stop signs. This strategic action plan will be implemented through the use of a social campaign, and aims to increase the adherence of Rules of the Road (ORS811) by bicyclists on Oregon State University's campus. The intended<text:span text:style-name="T1"> audience is both cyclists and non-cyclists on the Oregon State University Campus. </text:span>This goal will be accomplished in three ways:</text:p>
      <text:list xml:id="list21120754032" text:style-name="L1">
        <text:list-item>
          <text:p text:style-name="P10">Posting signs such as: “Breaking saves lives!” and “$130. The minimum fine for running this stop sign” near stop signs. [1]</text:p>
        </text:list-item>
        <text:list-item>
          <text:p text:style-name="P10">Handing out buttons with sayings like: “I Break! Do you?” or “Share the road. Follow the law.”</text:p>
        </text:list-item>
        <text:list-item>
          <text:p text:style-name="P10">Holding a public forum to discuss possible reforms to the bicycle law.</text:p>
        </text:list-item>
      </text:list>
      <text:p text:style-name="P3"/>
      <text:p text:style-name="P11">JUSTIFICATION</text:p>
      <text:p text:style-name="P11">Bicyclists don't like stopping at stop signs on Oregon State University Campus. This is evident from</text:p>
      <text:p text:style-name="P3"><text:span text:style-name="T1">multiple articles in the Daily Barometer. The first article, </text:span><text:span text:style-name="T2">Bicyclists, skateboarders face citations and fines</text:span><text:span text:style-name="T1">, contained the following quote: “'One of the biggest things is (bicyclists) not stopping at stop signs,' said Steve Beaudoin, special campus public safety officer. 'I am not sure if they are aware of the state law. It is the same as a vehicle.'” A second article, </text:span><text:span text:style-name="T2">OSP to heavily regulate traffic laws on campus</text:span><text:span text:style-name="T1">, contained a similar quote: “'I've seen so many bicycles blow by the stop sign that's at the bottom of the hill between Snell Hall and Kerr,' Lanz said. 'It's so dangerous because, as a result of not heeding to the stop sign, I've seen cars squeal on their brakes and several pedestrians almost get hit.'”</text:span></text:p>
      <text:p text:style-name="P11"><text:soft-page-break/></text:p>
      <text:p text:style-name="P3"><text:span text:style-name="T1">Theses cyclists have a justifiable reason for this. An article by Joel Fajans and Melanie Curry titled </text:span><text:span text:style-name="T2">Why Bicyclists Hate Stop Signs, </text:span><text:span text:style-name="T1">explain this really well: “One way cyclists conserve their energy at stop signs is to slow down, but not stop. A cyclist who rolls through a stop at 5 mph needs 25 percent less energy to get back to 10 mph than does a cyclist who comes to a complete stop.” Though this is a valid concern from a cyclists point of view, it is still contrary to the current laws regulating traffic.</text:span></text:p>
      <text:p text:style-name="P6"><text:span text:style-name="T4">This campaign takes this sensitive issue into consideration by holding a public forum. In Adrian Duyzer, </text:span><text:span text:style-name="T3">The 'Idaho Stop' and Why Some Cyclists Disobey Stop Signs</text:span><text:span text:style-name="T4">, he addresses this concern succinctly: </text:span>“But instead of pointing out each others' faults, we could take a reasonable approach and decide that if most citizens disobey a law and no appreciable harm results, it's time to reconsider it.”</text:p>
      <text:p text:style-name="P6">Hopefully this forum will provoke students to get involved at the state level, and provide awareness for those new to cycling laws and regulations.</text:p>
      <text:p text:style-name="P3"/>
      <text:p text:style-name="P4">RELATION TO COMMUNICATION THEORY</text:p>
      <text:p text:style-name="P3">Although the goal of this campaign is to increase observance of Oregon laws, it is also aimed at removing prejudice between the co-cultures of cyclists and non-cyclists at Oregon State University. Prejudice is a mean attitude towards a culture one does not belong to, while a co-culture is a group of people who share similar interests, beliefs, or values, and exist within a larger culture. This prejudice will be reduced by increasing the number of cyclists who stop at stop signs and for pedestrians. According to impression formation theory, and attribution theory, cyclists who stop will then be seen as a much friendlier and favorable culture to non-cyclists. Impression formation theory states that people are quick to form opinions and part with them reluctantly, while attribution theory, also referred to as the halo effect, states that people who are seen to have a single good attribute will be imagined to have more good attributes.</text:p>
      <text:p text:style-name="P3"/>
      <text:p text:style-name="P3"><text:soft-page-break/>FOOTNOTES</text:p>
      <text:p text:style-name="P4">[1] Infringement of ORS811.265 is a Class B violation, and according to the <text:span text:style-name="T7">2012 “SCHEDULE OF <text:s/></text:span></text:p>
      <text:p text:style-name="P4"><text:span text:style-name="T7"><text:s text:c="6"/>FINES” ON VIOLATIONS</text:span>, carries a minimum fine of $130.</text:p>
      <text:p text:style-name="P4"/>
      <text:p text:style-name="P3">REFERENCES</text:p>
      <text:p text:style-name="P6">Duyzer, Adrian. “The 'Idaho Stop' and Why Some Cyclists Disobey Stop Signs”. <text:span text:style-name="T7">Raise The Hammer. <text:tab/></text:span>Web. 2 June 2013. &lt;<text:span text:style-name="T5">http://raisethehammer.org/article/1502&gt;</text:span></text:p>
      <text:p text:style-name="P6">Fajans, Joel. Curry, Melanie. “Why Bicyclists Hate Stop Signs.” 2001. Web. 28 May 2013. <text:tab/>&lt;http://www.sfbike.org/&gt;</text:p>
      <text:p text:style-name="P6">Lanham, Alexis. “Bicyclists, skateboarders face citations and fines.” <text:span text:style-name="T7">The Daily Barometer.</text:span> 11 <text:tab/>November 2010. Web. 31 May 2013. <text:span text:style-name="T5">&lt;http://www.dailybarometer.com&gt;</text:span></text:p>
      <text:p text:style-name="P5">Oregon Judicial Department. “2012 'SCHEDULE OF FINES' ON VIOLATIONS (SOF-12)”.</text:p>
      <text:p text:style-name="P5"><text:tab/>5 December 2011. Web. 2 June 2013. &lt;http://courts.oregon.gov/&gt;</text:p>
      <text:p text:style-name="P5">ORS811.265: <text:span text:style-name="T6">Driver failure to obey traffic control device; penalty.</text:span></text:p>
      <text:p text:style-name="P5">Sigel, Lauren. “OSP to heavily regulate traffic laws on campus.” 16 October 2009. Web. 31 May 2013</text:p>
      <text:p text:style-name="P5"><text:span text:style-name="T6"><text:tab/>&lt;http://www.dailybarometer.com&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Standard" style:next-style-name="Standard" style:default-outline-level="2" style:class="text">
      <style:paragraph-properties fo:keep-with-next="always"/>
      <style:text-properties style:text-underline-style="solid" style:text-underline-width="auto" style:text-underline-color="font-color"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Devanagari" style:font-size-complex="24pt" style:font-weight-complex="bold"/>
    </style:style>
    <style:style style:name="WW8Num2z0" style:family="text">
      <style:text-properties style:font-name="Symbol" fo:font-size="10pt" style:font-size-asian="10pt" style:font-name-complex="Symbol"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0:53:02</meta:creation-date>
    <dc:date>2013-06-03T14:41:05</dc:date>
    <meta:editing-duration>PT2H18M46S</meta:editing-duration>
    <meta:editing-cycles>20</meta:editing-cycles>
    <meta:generator>LibreOffice/3.4$Unix LibreOffice_project/340m1$Build-502</meta:generator>
    <dc:creator>Trevor Bramwell</dc:creator>
    <meta:document-statistic meta:table-count="0" meta:image-count="0" meta:object-count="0" meta:page-count="3" meta:paragraph-count="28" meta:word-count="757" meta:character-count="4727" meta:non-whitespace-character-count="3988"/>
  </office:meta>
</office:document-meta>
</file>